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1.249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2.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4c7dc"/>
    </style:style>
    <style:style style:name="ce7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style:font-name="Liberation Sans" style:font-name-asian="Segoe UI" style:font-name-complex="Tahoma"/>
    </style:style>
    <style:style style:name="ce78" style:family="table-cell" style:parent-style-name="Default" style:data-style-name="N37"/>
    <style:style style:name="ce79" style:family="table-cell" style:parent-style-name="Default" style:data-style-name="N37">
      <style:table-cell-properties fo:background-color="#b4c7dc"/>
    </style:style>
    <style:style style:name="ce80" style:family="table-cell" style:parent-style-name="Default" style:data-style-name="N0"/>
    <style:style style:name="ce8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82" style:family="table-cell" style:parent-style-name="Default" style:data-style-name="N0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5983b0"/>
    </style:style>
    <style:style style:name="ce84" style:family="table-cell" style:parent-style-name="Default" style:data-style-name="N11"/>
    <style:style style:name="ce85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86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33" style:family="table-cell" style:parent-style-name="Default">
      <style:table-cell-properties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39" style:family="table-cell" style:parent-style-name="Default" style:data-style-name="N37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70" style:family="table-cell" style:parent-style-name="Default" style:data-style-name="N37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1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103" style:family="table-cell" style:parent-style-name="Default" style:data-style-name="N37">
      <style:table-cell-properties fo:border-bottom="0.74pt solid #000000" fo:wrap-option="wrap" fo:border-left="none" fo:border-right="none" fo:border-top="none" style:vertical-align="top"/>
    </style:style>
    <style:style style:name="ce107" style:family="table-cell" style:parent-style-name="Default">
      <style:table-cell-properties fo:background-color="#5983b0" fo:wrap-option="wrap" style:vertical-align="top"/>
    </style:style>
    <style:style style:name="ce108" style:family="table-cell" style:parent-style-name="Default">
      <style:table-cell-properties fo:background-color="#999999" fo:wrap-option="wrap" style:vertical-align="top"/>
    </style:style>
    <style:style style:name="ce1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110" style:family="table-cell" style:parent-style-name="Default">
      <style:table-cell-properties fo:background-color="#5983b0" fo:wrap-option="wrap" style:vertical-align="top"/>
    </style:style>
    <style:style style:name="ce111" style:family="table-cell" style:parent-style-name="Default">
      <style:table-cell-properties fo:background-color="#999999" fo:wrap-option="wrap" style:vertical-align="top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113" style:family="table-cell" style:parent-style-name="Default">
      <style:table-cell-properties fo:background-color="#5983b0" fo:wrap-option="wrap" style:vertical-align="top"/>
    </style:style>
    <style:style style:name="ce114" style:family="table-cell" style:parent-style-name="Default">
      <style:table-cell-properties fo:background-color="#999999" fo:wrap-option="wrap" style:vertical-align="top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130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120" style:family="table-cell" style:parent-style-name="Default">
      <style:table-cell-properties fo:background-color="#5983b0" fo:wrap-option="wrap" style:vertical-align="top"/>
    </style:style>
    <style:style style:name="ce121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ed Browsers</text:p>
          </table:table-cell>
          <table:table-cell table:style-name="ce77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Start Date</text:p>
          </table:table-cell>
          <table:table-cell table:style-name="ce78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arget Date of Completion</text:p>
          </table:table-cell>
          <table:table-cell table:style-name="ce78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72"/>
          <table:table-cell table:style-name="ce78"/>
          <table:table-cell table:number-columns-repeated="5"/>
        </table:table-row>
        <table:table-row table:style-name="ro1">
          <table:table-cell table:style-name="ce74" office:value-type="string" calcext:value-type="string">
            <text:p>Overview</text:p>
          </table:table-cell>
          <table:table-cell table:style-name="ce79" office:value-type="string" calcext:value-type="string">
            <text:p>Not Tested</text:p>
          </table:table-cell>
          <table:table-cell table:style-name="ce71" office:value-type="string" calcext:value-type="string">
            <text:p>Pass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locked</text:p>
          </table:table-cell>
          <table:table-cell table:style-name="ce83" office:value-type="string" calcext:value-type="string">
            <text:p>Progress</text:p>
          </table:table-cell>
        </table:table-row>
        <table:table-row table:style-name="ro1">
          <table:table-cell table:style-name="ce71" office:value-type="string" calcext:value-type="string">
            <text:p>Home</text:p>
          </table:table-cell>
          <table:table-cell table:style-name="ce80" table:formula="of:=[$Home.$D$2]" office:value-type="float" office:value="0" calcext:value-type="float">
            <text:p>0</text:p>
          </table:table-cell>
          <table:table-cell table:style-name="ce80" table:formula="of:=[$Home.$D$3]" office:value-type="float" office:value="4" calcext:value-type="float">
            <text:p>4</text:p>
          </table:table-cell>
          <table:table-cell table:style-name="ce80" table:formula="of:=[$Home.$D$4]" office:value-type="float" office:value="0" calcext:value-type="float">
            <text:p>0</text:p>
          </table:table-cell>
          <table:table-cell table:style-name="ce80" table:formula="of:=[$Home.$D$5]" office:value-type="float" office:value="0" calcext:value-type="float">
            <text:p>0</text:p>
          </table:table-cell>
          <table:table-cell table:style-name="ce80" table:formula="of:=[$Home.$D$6]" office:value-type="float" office:value="0" calcext:value-type="float">
            <text:p>0</text:p>
          </table:table-cell>
          <table:table-cell table:style-name="ce84" table:formula="of:=[$Home.$D$7]" office:value-type="percentage" office:value="1" calcext:value-type="percentage">
            <text:p>100.00%</text:p>
          </table:table-cell>
        </table:table-row>
        <table:table-row table:style-name="ro1">
          <table:table-cell table:style-name="ce71" office:value-type="string" calcext:value-type="string">
            <text:p>Gallery</text:p>
          </table:table-cell>
          <table:table-cell table:style-name="ce80" table:formula="of:=[$Gallery.$D$2]" office:value-type="float" office:value="0" calcext:value-type="float">
            <text:p>0</text:p>
          </table:table-cell>
          <table:table-cell table:style-name="ce80" table:formula="of:=[$Gallery.$D$3]" office:value-type="float" office:value="6" calcext:value-type="float">
            <text:p>6</text:p>
          </table:table-cell>
          <table:table-cell table:style-name="ce80" table:formula="of:=[$Gallery.$D$4]" office:value-type="float" office:value="0" calcext:value-type="float">
            <text:p>0</text:p>
          </table:table-cell>
          <table:table-cell table:style-name="ce80" table:formula="of:=[$Gallery.$D$5]" office:value-type="float" office:value="0" calcext:value-type="float">
            <text:p>0</text:p>
          </table:table-cell>
          <table:table-cell table:style-name="ce80" table:formula="of:=[$Gallery.$D$6]" office:value-type="float" office:value="0" calcext:value-type="float">
            <text:p>0</text:p>
          </table:table-cell>
          <table:table-cell table:style-name="ce84" table:formula="of:=[$Gallery.$D$7]" office:value-type="percentage" office:value="1" calcext:value-type="percentage">
            <text:p>100.00%</text:p>
          </table:table-cell>
        </table:table-row>
        <table:table-row table:style-name="ro1">
          <table:table-cell table:style-name="ce71" office:value-type="string" calcext:value-type="string">
            <text:p>Commissions</text:p>
          </table:table-cell>
          <table:table-cell table:style-name="ce80" table:formula="of:=[$Commissions.$D$2]" office:value-type="float" office:value="0" calcext:value-type="float">
            <text:p>0</text:p>
          </table:table-cell>
          <table:table-cell table:style-name="ce80" table:formula="of:=[$Commissions.$D$3]" office:value-type="float" office:value="14" calcext:value-type="float">
            <text:p>14</text:p>
          </table:table-cell>
          <table:table-cell table:style-name="ce80" table:formula="of:=[$Commissions.$D$4]" office:value-type="float" office:value="0" calcext:value-type="float">
            <text:p>0</text:p>
          </table:table-cell>
          <table:table-cell table:style-name="ce80" table:formula="of:=[$Commissions.$D$5]" office:value-type="float" office:value="0" calcext:value-type="float">
            <text:p>0</text:p>
          </table:table-cell>
          <table:table-cell table:style-name="ce80" table:formula="of:=[$Commissions.$D$6]" office:value-type="float" office:value="0" calcext:value-type="float">
            <text:p>0</text:p>
          </table:table-cell>
          <table:table-cell table:style-name="ce84" table:formula="of:=[$Commissions.$D$7]" office:value-type="percentage" office:value="1" calcext:value-type="percentage">
            <text:p>100.00%</text:p>
          </table:table-cell>
        </table:table-row>
        <table:table-row table:style-name="ro1">
          <table:table-cell table:style-name="ce71" office:value-type="string" calcext:value-type="string">
            <text:p>Contact</text:p>
          </table:table-cell>
          <table:table-cell table:style-name="ce80" table:formula="of:=[$Contact.$D$2]" office:value-type="float" office:value="0" calcext:value-type="float">
            <text:p>0</text:p>
          </table:table-cell>
          <table:table-cell table:style-name="ce80" table:formula="of:=[$Contact.$D$3]" office:value-type="float" office:value="12" calcext:value-type="float">
            <text:p>12</text:p>
          </table:table-cell>
          <table:table-cell table:style-name="ce80" table:formula="of:=[$Contact.$D$4]" office:value-type="float" office:value="0" calcext:value-type="float">
            <text:p>0</text:p>
          </table:table-cell>
          <table:table-cell table:style-name="ce80" table:formula="of:=[$Contact.$D$5]" office:value-type="float" office:value="0" calcext:value-type="float">
            <text:p>0</text:p>
          </table:table-cell>
          <table:table-cell table:style-name="ce80" table:formula="of:=[$Contact.$D$6]" office:value-type="float" office:value="0" calcext:value-type="float">
            <text:p>0</text:p>
          </table:table-cell>
          <table:table-cell table:style-name="ce84" table:formula="of:=[$Contact.$D$7]" office:value-type="percentage" office:value="1" calcext:value-type="percentage">
            <text:p>100.00%</text:p>
          </table:table-cell>
        </table:table-row>
        <table:table-row table:style-name="ro1">
          <table:table-cell table:style-name="ce75" office:value-type="string" calcext:value-type="string">
            <text:p>Misc.</text:p>
          </table:table-cell>
          <table:table-cell table:style-name="ce81" table:formula="of:=[$'Misc.'.$D$2]" office:value-type="float" office:value="0" calcext:value-type="float">
            <text:p>0</text:p>
          </table:table-cell>
          <table:table-cell table:style-name="ce81" table:formula="of:=[$'Misc.'.D3]" office:value-type="float" office:value="16" calcext:value-type="float">
            <text:p>16</text:p>
          </table:table-cell>
          <table:table-cell table:style-name="ce81" table:formula="of:=[$'Misc.'.D4]" office:value-type="float" office:value="0" calcext:value-type="float">
            <text:p>0</text:p>
          </table:table-cell>
          <table:table-cell table:style-name="ce81" table:formula="of:=[$'Misc.'.D5]" office:value-type="float" office:value="1" calcext:value-type="float">
            <text:p>1</text:p>
          </table:table-cell>
          <table:table-cell table:style-name="ce81" table:formula="of:=[$'Misc.'.D6]" office:value-type="float" office:value="0" calcext:value-type="float">
            <text:p>0</text:p>
          </table:table-cell>
          <table:table-cell table:style-name="ce85" table:formula="of:=[$'Misc.'.D7]" office:value-type="percentage" office:value="1" calcext:value-type="percentage">
            <text:p>100.00%</text:p>
          </table:table-cell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82" table:formula="of:=SUM([.B11:.B15])" office:value-type="float" office:value="0" calcext:value-type="float">
            <text:p>0</text:p>
          </table:table-cell>
          <table:table-cell table:style-name="ce82" table:formula="of:=SUM([.C11:.C15])" office:value-type="float" office:value="52" calcext:value-type="float">
            <text:p>52</text:p>
          </table:table-cell>
          <table:table-cell table:style-name="ce82" table:formula="of:=SUM([.D11:.D15])" office:value-type="float" office:value="0" calcext:value-type="float">
            <text:p>0</text:p>
          </table:table-cell>
          <table:table-cell table:style-name="ce82" table:formula="of:=SUM([.E11:.E15])" office:value-type="float" office:value="1" calcext:value-type="float">
            <text:p>1</text:p>
          </table:table-cell>
          <table:table-cell table:style-name="ce82" table:formula="of:=SUM([.F11:.F15])" office:value-type="float" office:value="0" calcext:value-type="float">
            <text:p>0</text:p>
          </table:table-cell>
          <table:table-cell table:style-name="ce86" table:formula="of:=SUM([.G11:.G15])/COUNT([.G11:.G15])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</table:table>
      <table:table table:name="Misc." table:style-name="ta1">
        <office:forms form:automatic-focus="false" form:apply-design-mode="false"/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9:.$C$512]; [.C2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33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9:.$C$512]; [.C3])"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Fail</text:p>
          </table:table-cell>
          <table:table-cell table:formula="of:=COUNTIF([.$C$8:.$C$512]; [.C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N/A</text:p>
          </table:table-cell>
          <table:table-cell table:formula="of:=COUNTIF([.$C$9:.$C$512]; [.C5]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 table:style-name="ce33"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1" calcext:value-type="percentage">
            <text:p>10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4">
          <table:table-cell table:style-name="ce53" office:value-type="string" calcext:value-type="string">
            <text:p>Cookie banner displays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3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62" table:content-validation-name="val1" office:value-type="string" calcext:value-type="string">
            <text:p>Pass</text:p>
          </table:table-cell>
          <table:table-cell table:style-name="ce64" office:value-type="string" calcext:value-type="string">
            <text:p>#10 (fixed) 07/10/202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57" office:value-type="string" calcext:value-type="string">
            <text:p>test_cookies_accepted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 office:value-type="string" calcext:value-type="string">
            <text:p>/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57"/>
          <table:table-cell table:style-name="ce62" table:content-validation-name="val1" office:value-type="string" calcext:value-type="string">
            <text:p>N/A</text:p>
          </table:table-cell>
          <table:table-cell table:style-name="ce64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Logo is visible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1">
          <table:table-cell table:style-name="ce53" office:value-type="string" calcext:value-type="string">
            <text:p>Website title and tag line are visible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1">
          <table:table-cell table:style-name="ce53" office:value-type="string" calcext:value-type="string">
            <text:p>Buttons linking to social media display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8" office:value-type="string" calcext:value-type="string">
            <text:p>test_site_foot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ocial media text buttons with hyperlinks display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2">
          <table:table-cell table:style-name="ce53" office:value-type="string" calcext:value-type="string">
            <text:p>Website’s title visible with hyperlink to homepage visible and functional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8" office:value-type="string" calcext:value-type="string">
            <text:p>test_site_foot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9:'Misc.'.C16 'Misc.'.C18:'Misc.'.C33 'Misc.'.C35:'Misc.'.C510">
            <calcext:condition calcext:apply-style-name="Good" calcext:value="contains-text(&quot;Pass&quot;)" calcext:base-cell-address="'Misc.'.C9"/>
          </calcext:conditional-format>
          <calcext:conditional-format calcext:target-range-address="'Misc.'.C9:'Misc.'.C16 'Misc.'.C18:'Misc.'.C33 'Misc.'.C35:'Misc.'.C510">
            <calcext:condition calcext:apply-style-name="Error" calcext:value="contains-text(&quot;Fail&quot;)" calcext:base-cell-address="'Misc.'.C9"/>
          </calcext:conditional-format>
          <calcext:conditional-format calcext:target-range-address="'Misc.'.C9:'Misc.'.C16 'Misc.'.C18:'Misc.'.C33 'Misc.'.C35:'Misc.'.C510">
            <calcext:condition calcext:apply-style-name="Accent 2" calcext:value="contains-text(&quot;N/A&quot;)" calcext:base-cell-address="'Misc.'.C9"/>
          </calcext:conditional-format>
          <calcext:conditional-format calcext:target-range-address="'Misc.'.C9:'Misc.'.C16 'Misc.'.C18:'Misc.'.C33 'Misc.'.C35:'Misc.'.C510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4" calcext:value-type="float">
            <text:p>4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58" office:value-type="string" calcext:value-type="string">
            <text:p>test_links_tree 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39"/>
          <table:table-cell table:style-name="ce101"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39"/>
          <table:table-cell table:style-name="ce101"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58" office:value-type="string" calcext:value-type="string">
            <text:p>test_home_page_body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39"/>
          <table:table-cell table:style-name="ce101"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home </text:p>
          </table:table-cell>
          <table:table-cell table:style-name="ce2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39"/>
          <table:table-cell table:style-name="ce101"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09"/>
        <table:table-column table:style-name="co2" table:default-cell-style-name="ce73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formula="of:=COUNTIF([.$C$9:.$C$502]; [.C2])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formula="of:=COUNTIF([.$C$9:.$C$502]; [.C3])" office:value-type="float" office:value="6" calcext:value-type="float">
            <text:p>6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2"/>
          <table:table-cell table:style-name="ce73"/>
          <table:table-cell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From the Home page, navigate to the GALLERY page.</text:p>
          </table:table-cell>
          <table:table-cell table:style-name="ce58" office:value-type="string" calcext:value-type="string">
            <text:p>test_gallery_header_and_url </text:p>
          </table:table-cell>
          <table:table-cell table:style-name="ce108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39"/>
          <table:table-cell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39"/>
          <table:table-cell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58" office:value-type="string" calcext:value-type="string">
            <text:p>test_gallery_content </text:p>
          </table:table-cell>
          <table:table-cell table:style-name="ce108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39"/>
          <table:table-cell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39"/>
          <table:table-cell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39"/>
          <table:table-cell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1">
          <table:table-cell table:number-columns-repeated="2"/>
          <table:table-cell table:style-name="ce73"/>
          <table:table-cell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gallery </text:p>
          </table:table-cell>
          <table:table-cell table:style-name="ce108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39"/>
          <table:table-cell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table:table-column table:style-name="co3" table:default-cell-style-name="ce66"/>
        <table:table-column table:style-name="co2" table:default-cell-style-name="ce39"/>
        <table:table-column table:style-name="co2" table:default-cell-style-name="ce112"/>
        <table:table-column table:style-name="co2" table:default-cell-style-name="ce103"/>
        <table:table-row table:style-name="ro2">
          <table:table-cell table:style-name="ce16" office:value-type="string" calcext:value-type="string">
            <text:p>Commissions</text:p>
          </table:table-cell>
          <table:table-cell table:style-name="ce73"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18]; [.$C2])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18]; [.$C3])" office:value-type="float" office:value="14" calcext:value-type="float">
            <text:p>14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73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1" calcext:value-type="percentage">
            <text:p>100.00%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</table:table-cell>
          <table:table-cell table:style-name="ce58" office:value-type="string" calcext:value-type="string">
            <text:p>test_commissions_header_and_url </text:p>
          </table:table-cell>
          <table:table-cell table:style-name="ce111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58" office:value-type="string" calcext:value-type="string">
            <text:p>test_commissions_header_content </text:p>
          </table:table-cell>
          <table:table-cell table:style-name="ce111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6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58" office:value-type="string" calcext:value-type="string">
            <text:p>test_commissions_lets_talk_button </text:p>
          </table:table-cell>
          <table:table-cell table:style-name="ce111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4">
          <table:table-cell table:style-name="ce73" office:value-type="string" calcext:value-type="string">
            <text:p>1. Navigate to the COMMISSIONS page.</text:p>
            <text:p>2. Observe the sections below the top banner.</text:p>
          </table:table-cell>
          <table:table-cell table:style-name="ce58" office:value-type="string" calcext:value-type="string">
            <text:p>test_commissions_categories </text:p>
          </table:table-cell>
          <table:table-cell table:style-name="ce111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office:value-type="string" calcext:value-type="string">
            <text:p>Text display for each section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“To consider”.</text:p>
          </table:table-cell>
          <table:table-cell table:style-name="ce58" office:value-type="string" calcext:value-type="string">
            <text:p>test_to_consider_section </text:p>
          </table:table-cell>
          <table:table-cell table:style-name="ce111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58" office:value-type="string" calcext:value-type="string">
            <text:p>test_customer_reviews </text:p>
          </table:table-cell>
          <table:table-cell table:style-name="ce111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office:value-type="string" calcext:value-type="string">
            <text:p>Nameof author should display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commissions </text:p>
          </table:table-cell>
          <table:table-cell table:style-name="ce111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calcext:conditional-formats>
          <calcext:conditional-format calcext:target-range-address="Commissions.C34:Commissions.C36 Commissions.C9:Commissions.C17 Commissions.C19:Commissions.C26 Commissions.C28:Commissions.C32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19:Commissions.C26 Commissions.C28:Commissions.C32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19:Commissions.C26 Commissions.C28:Commissions.C32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19:Commissions.C26 Commissions.C28:Commissions.C32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3" table:default-cell-style-name="ce73"/>
        <table:table-column table:style-name="co2" table:default-cell-style-name="ce39"/>
        <table:table-column table:style-name="co2" table:default-cell-style-name="ce115"/>
        <table:table-column table:style-name="co2" table:default-cell-style-name="ce103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 table:style-name="ce73"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15]; [.C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15]; [.C3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covered-table-cell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15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15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15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/>
          <table:table-cell table:style-name="ce73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113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58" office:value-type="string" calcext:value-type="string">
            <text:p>test_contact_title_and_url </text:p>
          </table:table-cell>
          <table:table-cell table:style-name="ce114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1">
          <table:table-cell/>
          <table:table-cell table:style-name="ce73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113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 office:value-type="string" calcext:value-type="string">
            <text:p>test_form_display</text:p>
          </table:table-cell>
          <table:table-cell table:style-name="ce114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Form displays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 office:value-type="string" calcext:value-type="string">
            <text:p>test_form_required_fields </text:p>
          </table:table-cell>
          <table:table-cell table:style-name="ce114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marked as required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58" office:value-type="string" calcext:value-type="string">
            <text:p>test_form_submission_correct_input </text:p>
          </table:table-cell>
          <table:table-cell table:style-name="ce114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58" office:value-type="string" calcext:value-type="string">
            <text:p>test_form_submission_incorrect_input </text:p>
          </table:table-cell>
          <table:table-cell table:style-name="ce114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58" office:value-type="string" calcext:value-type="string">
            <text:p>test_form_submission_incorrect_input </text:p>
          </table:table-cell>
          <table:table-cell table:style-name="ce114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58" office:value-type="string" calcext:value-type="string">
            <text:p>test_form_submission_incorrect_input </text:p>
          </table:table-cell>
          <table:table-cell table:style-name="ce114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1">
          <table:table-cell/>
          <table:table-cell table:style-name="ce73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113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58" office:value-type="string" calcext:value-type="string">
            <text:p>test_contact_card_display </text:p>
          </table:table-cell>
          <table:table-cell table:style-name="ce114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1">
          <table:table-cell table:style-name="ce67" office:value-type="string" calcext:value-type="string">
            <text:p>Social media buttons should display and linked to hyperlinks.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calcext:conditional-formats>
          <calcext:conditional-format calcext:target-range-address="Contact.C9:Contact.C12 Contact.C14:Contact.C28 Contact.C30:Contact.C33">
            <calcext:condition calcext:apply-style-name="Good" calcext:value="contains-text(&quot;Pass&quot;)" calcext:base-cell-address="Contact.C9"/>
          </calcext:conditional-format>
          <calcext:conditional-format calcext:target-range-address="Contact.C9:Contact.C12 Contact.C14:Contact.C28 Contact.C30:Contact.C33">
            <calcext:condition calcext:apply-style-name="Error" calcext:value="contains-text(&quot;Fail&quot;)" calcext:base-cell-address="Contact.C9"/>
          </calcext:conditional-format>
          <calcext:conditional-format calcext:target-range-address="Contact.C9:Contact.C12 Contact.C14:Contact.C28 Contact.C30:Contact.C33">
            <calcext:condition calcext:apply-style-name="Accent 2" calcext:value="contains-text(&quot;N/A&quot;)" calcext:base-cell-address="Contact.C9"/>
          </calcext:conditional-format>
          <calcext:conditional-format calcext:target-range-address="Contact.C9:Contact.C12 Contact.C14:Contact.C28 Contact.C30:Contact.C33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130"/>
        <table:table-row table:style-name="ro1">
          <table:table-cell table:style-name="ce7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12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121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121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121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121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6:06:23.3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10-07T16:27:25.438000000</dc:date>
    <meta:editing-duration>PT19H20M38S</meta:editing-duration>
    <meta:editing-cycles>103</meta:editing-cycles>
    <meta:generator>LibreOffice/24.8.2.1$Windows_X86_64 LibreOffice_project/0f794b6e29741098670a3b95d60478a65d05ef13</meta:generator>
    <meta:document-statistic meta:table-count="8" meta:cell-count="471" meta:object-count="0"/>
  </office:meta>
</office:document-meta>
</file>